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fo:font-size="13pt" officeooo:paragraph-rsid="01d77d2c" style:font-size-asian="13pt" style:font-size-complex="13pt"/>
    </style:style>
    <style:style style:name="P8" style:family="paragraph" style:parent-style-name="Preformatted_20_Text">
      <style:paragraph-properties style:writing-mode="lr-tb"/>
      <style:text-properties fo:font-size="13pt" officeooo:rsid="01d77d2c" officeooo:paragraph-rsid="01d77d2c"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7c1769" officeooo:paragraph-rsid="01afb070"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d8026b" officeooo:paragraph-rsid="01d8026b"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5" style:family="paragraph" style:parent-style-name="Preformatted_20_Text">
      <style:text-properties fo:font-size="13pt" officeooo:paragraph-rsid="01d861c9" style:font-size-asian="13pt" style:font-size-complex="13pt"/>
    </style:style>
    <style:style style:name="P16" style:family="paragraph" style:parent-style-name="Preformatted_20_Text">
      <style:text-properties fo:font-size="13pt" officeooo:paragraph-rsid="01c89330" style:font-size-asian="13pt" style:font-size-complex="13pt"/>
    </style:style>
    <style:style style:name="P17" style:family="paragraph" style:parent-style-name="Preformatted_20_Text">
      <style:paragraph-properties style:writing-mode="lr-tb"/>
      <style:text-properties fo:font-size="13pt" officeooo:paragraph-rsid="01d861c9" style:font-size-asian="13pt" style:font-size-complex="13pt"/>
    </style:style>
    <style:style style:name="P18"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c26751" style:font-size-asian="13pt" style:font-size-complex="13pt"/>
    </style:style>
    <style:style style:name="P20"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d6b06c"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d6b06c" style:font-size-asian="14pt" style:font-size-complex="14pt"/>
    </style:style>
    <style:style style:name="P22"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d6b06c" style:font-size-asian="14pt" style:font-size-complex="14pt" loext:padding="0cm" loext:border="none"/>
    </style:style>
    <style:style style:name="P23" style:family="paragraph" style:parent-style-name="Text_20_body">
      <loext:graphic-properties draw:fill-hatch-name="hatch"/>
      <style:paragraph-properties fo:margin-top="0.101cm" fo:margin-bottom="0.499cm" style:contextual-spacing="false" fo:line-height="115%" fo:text-align="center" style:justify-single-word="false" fo:break-before="page"/>
      <style:text-properties fo:font-size="14pt" officeooo:rsid="0048b50d" officeooo:paragraph-rsid="01d6b06c" style:font-size-asian="14pt" style:font-size-complex="14pt" loext:padding="0cm" loext:border="none"/>
    </style:style>
    <style:style style:name="P2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5" style:family="paragraph" style:parent-style-name="Text_20_body">
      <loext:graphic-properties draw:fill-hatch-name="hatch"/>
      <style:paragraph-properties fo:margin-top="0.101cm" fo:margin-bottom="0.499cm" style:contextual-spacing="false" fo:line-height="115%" fo:break-before="pag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d6816d"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cefc6a"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ize="16pt" fo:font-weight="bold" officeooo:rsid="01d6816d" style:font-size-asian="16pt" style:font-weight-asian="bold" style:font-size-complex="16pt" style:font-weight-complex="bold"/>
    </style:style>
    <style:style style:name="T9" style:family="text">
      <style:text-properties officeooo:rsid="01d6816d"/>
    </style:style>
    <style:style style:name="T10" style:family="text">
      <style:text-properties officeooo:rsid="01d77d2c"/>
    </style:style>
    <style:style style:name="T11" style:family="text">
      <style:text-properties style:font-name="Liberation Sans" fo:font-style="normal" style:text-underline-style="none" officeooo:rsid="01d77d2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8" style:family="text">
      <style:text-properties style:font-name="Liberation Sans" fo:font-style="normal" style:text-underline-style="none"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d7e409" style:font-name-asian="Nimbus Mono L" style:font-style-asian="normal" style:font-name-complex="Liberation Mono" style:font-style-complex="normal"/>
    </style:style>
    <style:style style:name="T20" style:family="text">
      <style:text-properties fo:font-weight="bold" style:font-weight-asian="bold" style:font-weight-complex="bold"/>
    </style:style>
    <style:style style:name="T21" style:family="text">
      <style:text-properties fo:font-weight="bold" officeooo:rsid="000dd66a" style:font-weight-asian="bold" style:font-weight-complex="bold"/>
    </style:style>
    <style:style style:name="T22" style:family="text">
      <style:text-properties fo:font-weight="bold" officeooo:rsid="0160cefc" style:font-weight-asian="bold" style:font-weight-complex="bold"/>
    </style:style>
    <style:style style:name="T23" style:family="text">
      <style:text-properties officeooo:rsid="01d8026b"/>
    </style:style>
    <style:style style:name="T24" style:family="text">
      <style:text-properties officeooo:rsid="01c7725e"/>
    </style:style>
    <style:style style:name="T25" style:family="text">
      <style:text-properties officeooo:rsid="01d3823c"/>
    </style:style>
    <style:style style:name="T26" style:family="text">
      <style:text-properties officeooo:rsid="01cc8e23"/>
    </style:style>
    <style:style style:name="T27" style:family="text">
      <style:text-properties style:font-name="Liberation Sans" fo:font-style="normal" style:text-underline-style="none" officeooo:rsid="01d8026b"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d861c9"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d6b06c"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3c55a1" fo:background-color="transparent" loext:char-shading-value="0" style:font-style-asian="normal" style:font-style-complex="normal"/>
    </style:style>
    <style:style style:name="T42" style:family="text">
      <style:text-properties style:font-name="Liberation Sans" fo:font-style="normal" style:text-underline-style="none" officeooo:rsid="00083d4b" fo:background-color="transparent" loext:char-shading-value="0" style:font-style-asian="normal" style:font-style-complex="normal"/>
    </style:style>
    <style:style style:name="T43"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7</text:span><text:span text:style-name="T1">th</text:span><text:span text:style-name="T3"> </text:span><text:span text:style-name="T4">April</text:span><text:span text:style-name="T5"> 20</text:span><text:span text:style-name="T6">2</text:span><text:span text:style-name="T7">5 </text:span><text:span text:style-name="T8">post-Anzac Day</text:span></text:p>
      <text:p text:style-name="P3"><text:span text:style-name="T9">Joh</text:span>n 15:<text:span text:style-name="T9">1</text:span>3 <text:span text:style-name="T10">KJV</text:span></text:p>
      <text:p text:style-name="P4">Greater love hath no man than this, that a man lay down his life for his friends.</text:p>
      <text:p text:style-name="P5"/>
      <text:p text:style-name="P6">Thanks to God</text:p>
      <text:p text:style-name="P7"><text:span text:style-name="T11">Father Go</text:span><text:span text:style-name="T12">d,</text:span><text:span text:style-name="T13"> </text:span><text:span text:style-name="T14">we </text:span><text:span text:style-name="T15">thank You that we can </text:span><text:span text:style-name="T11">meet here</text:span><text:span text:style-name="T16"> </text:span><text:span text:style-name="T15">today </text:span><text:span text:style-name="T11">because Jesus laid down His life for His friends, and then took it up again to complete His victory over sin and death. We also thank You that others laid down their lives to defend this nation and protect our free way of life, built originally on the foundation of Your Word.</text:span></text:p>
      <text:p text:style-name="P7"><text:span text:style-name="T17"/></text:p>
      <text:p text:style-name="P8"><text:span text:style-name="T17">W</text:span><text:span text:style-name="T18">e thank You that Your Word abides forever, even though today our nation has mostly turned its back on You, neglecting Your provision, despising the Cross, while still seeking the salvation we all need, </text:span><text:span text:style-name="T19">for we have all sinned and fall short of Your Perfect glory. We all are not eligible for heaven until we surrender our self-will and submit to the Lordship of Jesus, the King of kings, Who is enthroned at Your right hand.</text:span></text:p>
      <text:p text:style-name="P9"/>
      <text:p text:style-name="P10"><text:span text:style-name="T20">The Wide World...</text:span><text:span text:style-name="T21"> a</text:span><text:span text:style-name="T20">nd the </text:span><text:span text:style-name="T22">W</text:span><text:span text:style-name="T20">ider Church</text:span></text:p>
      <text:p text:style-name="P11">On Friday last, many Australians and New Zealanders commemorated the service men and women who died to defend our nations and the freedoms we so easily enjoy. Not many of them know the true freedom from sin which we know through the work of You Holy Spirit in our lives. We pray for a revival of Your Word, for a hunger among the people around us, so that they might turn back to You.</text:p>
      <text:p text:style-name="P12"/>
      <text:p text:style-name="P12"><text:span text:style-name="T23">In this election time w</text:span><text:span text:style-name="T24">e </text:span><text:span text:style-name="T25">ask </text:span><text:span text:style-name="T26">for </text:span><text:span text:style-name="T25">wisdom as we ponder our responsibility to vote for Federal representatives </text:span><text:span text:style-name="T23">next Saturday</text:span><text:span text:style-name="T24">. </text:span><text:span text:style-name="T26">We pray that the </text:span><text:span text:style-name="T25">Parliament will pass laws </text:span><text:span text:style-name="T23">only </text:span><text:span text:style-name="T25">for the peace and good government of our nation. We pray for good candidates, who will act with integrity in the service of the people</text:span><text:span text:style-name="T26">. </text:span><text:span text:style-name="T23">We pray also for integrity in public life, for diligence in service, and for proper accountability as representatives who are meant to act on behalf of the voters.</text:span></text:p>
      <text:p text:style-name="P13"/>
      <text:p text:style-name="P14">Ashburton</text:p>
      <text:p text:style-name="P15"><text:span text:style-name="T27">Here w</text:span><text:span text:style-name="T28">e pray for our</text:span><text:span text:style-name="T29">selves as we </text:span><text:span text:style-name="T27">build each other up in the faith</text:span><text:span text:style-name="T30">, </text:span><text:span text:style-name="T27">showing forth the great grace and mercy You have shown to us in Jesus. We pray that we also would live uprightly, persevering in all that we do, </text:span><text:span text:style-name="T31">holding to what is right and pure, commendable and excellent</text:span><text:span text:style-name="T32">. </text:span><text:span text:style-name="T33">We </text:span><text:span text:style-name="T34">continue to</text:span><text:span text:style-name="T33"> pray for</text:span><text:span text:style-name="T30"> Alan Freer, </text:span><text:span text:style-name="T34">as he progresses in his rehabilitation, </text:span><text:span text:style-name="T35">and</text:span><text:span text:style-name="T30"> </text:span><text:span text:style-name="T31">for Levi as he adjusts to his medication again</text:span><text:span text:style-name="T30">.</text:span><text:span text:style-name="T33"> </text:span><text:span text:style-name="T31">Grant him rest to allow him to grow steadily stronger, and we pray for Steph and Callum to be at rest in You, as they raise him in Godliness according to Your will.</text:span></text:p>
      <text:p text:style-name="P15"><text:span text:style-name="T31"/></text:p>
      <text:p text:style-name="P15"><text:span text:style-name="T33">We pray for </text:span><text:span text:style-name="T31">the work here, as we pray for one another, hear Your Word preached so that we prepare ourselves to share the Good News with others. Lead us in </text:span><text:span text:style-name="T35">our study groups, as </text:span><text:span text:style-name="T31">we</text:span><text:span text:style-name="T35"> learn from Your Word in our Hebrews series.</text:span></text:p>
      <text:p text:style-name="P16"><text:span text:style-name="T32"/></text:p>
      <text:p text:style-name="P17"><text:span text:style-name="T31">We thank You for Sam and Dhruti and the Kingdom work they have done. Guide them in all wisdom as they seek Your will for the next work to which You will call them.</text:span></text:p>
      <text:p text:style-name="P17"><text:span text:style-name="T31"/></text:p>
      <text:p text:style-name="P17"><text:span text:style-name="T32">We thank You for </text:span><text:span text:style-name="T36">Jordan</text:span><text:span text:style-name="T35"> bringing </text:span><text:span text:style-name="T32">Your Word </text:span><text:span text:style-name="T35">today, </text:span><text:span text:style-name="T32">and </text:span><text:span text:style-name="T35">ask </text:span><text:span text:style-name="T31">the Holy Spirit to apply it so that we can be ambassadors for Christ to a watching world. </text:span></text:p>
      <text:p text:style-name="P18"/>
      <text:p text:style-name="P19"><text:span text:style-name="T37">In </text:span><text:span text:style-name="T32">His</text:span><text:span text:style-name="T38"> </text:span><text:span text:style-name="T39">Precious Name </text:span><text:span text:style-name="T40">we pray</text:span><text:span text:style-name="T41">, </text:span><text:span text:style-name="T42">Amen.</text:span></text:p>
      <text:p text:style-name="P20">They shall grow not old, as we that are left grow old.</text:p>
      <text:p text:style-name="P21">Age shall not weary them, nor the years condemn.</text:p>
      <text:p text:style-name="P21">At the going <text:span text:style-name="T43">d</text:span>own of the sun, and in the morning, </text:p>
      <text:p text:style-name="P21">We WILL remember them.</text:p>
      <text:p text:style-name="P22">Lest We Forget</text:p>
      <text:p text:style-name="P23"/>
      <text:p text:style-name="P24">Our Father, Who is in heaven,<text:line-break/>hallowed be Your name;<text:line-break/>Your kingdom come;<text:line-break/>Your will be done,<text:line-break/>on earth as it is in heaven.</text:p>
      <text:p text:style-name="P24"/>
      <text:p text:style-name="P24">Give us this day our daily bread.<text:line-break/>And forgive us our trespasses,<text:line-break/>as we forgive those that trespass against us.<text:line-break/>Lead us not into temptation;<text:line-break/>but deliver us from evil.</text:p>
      <text:p text:style-name="P24"/>
      <text:p text:style-name="P24">For Yours is the kingdom,<text:line-break/>the power, and the glory,<text:line-break/>for ever and ever.<text:line-break/>Amen.</text:p>
      <text:p text:style-name="P24"/>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4-26T23:40:38.757623383</dc:date>
    <meta:editing-duration>PT17H24M29S</meta:editing-duration>
    <meta:editing-cycles>194</meta:editing-cycles>
    <meta:generator>LibreOffice/24.8.6.2$Linux_X86_64 LibreOffice_project/d50be90c1d90f0f90a5235ffcbbafbbfa38a83c2</meta:generator>
    <meta:print-date>2024-06-08T21:59:09.625322674</meta:print-date>
    <meta:document-statistic meta:table-count="0" meta:image-count="0" meta:object-count="0" meta:page-count="4" meta:paragraph-count="24" meta:word-count="668" meta:character-count="3510" meta:non-whitespace-character-count="2864"/>
  </office:meta>
</office:document-meta>
</file>